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177000000536BDB4588E.tif" manifest:media-type="image/tif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7.999cm" svg:height="6.224cm" svg:x="0cm" svg:y="2.2cm">
          <draw:image xlink:href="Pictures/100000000000177000000536BDB4588E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sandro </meta:initial-creator>
    <meta:creation-date>2013-06-19T20:09:57</meta:creation-date>
    <meta:generator>LibreOffice/3.5$Linux_X86_64 LibreOffice_project/350m1$Build-2</meta:generator>
    <dc:date>2013-06-19T21:49:28</dc:date>
    <dc:creator>lisandro </dc:creator>
    <meta:editing-duration>PT1H38M6S</meta:editing-duration>
    <meta:editing-cycles>2</meta:editing-cycles>
    <meta:document-statistic meta:object-count="26"/>
  </office:meta>
</office:document-meta>
</file>